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9" style:family="table-column">
      <style:table-column-properties fo:break-before="auto" style:column-width="167.24pt"/>
    </style:style>
    <style:style style:name="co8" style:family="table-column">
      <style:table-column-properties fo:break-before="auto" style:column-width="90pt"/>
    </style:style>
    <style:style style:name="co10" style:family="table-column">
      <style:table-column-properties fo:break-before="auto" style:column-width="144pt"/>
    </style:style>
    <style:style style:name="co4" style:family="table-column">
      <style:table-column-properties fo:break-before="auto" style:column-width="118.49pt"/>
    </style:style>
    <style:style style:name="co5" style:family="table-column">
      <style:table-column-properties fo:break-before="auto" style:column-width="236.24pt"/>
    </style:style>
    <style:style style:name="co6" style:family="table-column">
      <style:table-column-properties fo:break-before="auto" style:column-width="54.74pt"/>
    </style:style>
    <style:style style:name="co7" style:family="table-column">
      <style:table-column-properties fo:break-before="auto" style:column-width="51.76pt"/>
    </style:style>
    <style:style style:name="co11" style:family="table-column">
      <style:table-column-properties fo:break-before="auto" style:column-width="63.01pt"/>
    </style:style>
    <style:style style:name="co12" style:family="table-column">
      <style:table-column-properties fo:break-before="auto" style:column-width="67.49pt"/>
    </style:style>
    <style:style style:name="co13" style:family="table-column">
      <style:table-column-properties fo:break-before="auto" style:column-width="69.76pt"/>
    </style:style>
    <style:style style:name="ro2" style:family="table-row">
      <style:table-row-properties style:row-height="15.76pt" fo:break-before="auto" style:use-optimal-row-height="true"/>
    </style:style>
    <style:style style:name="ro1" style:family="table-row">
      <style:table-row-properties style:row-height="15.76pt" fo:break-before="auto" style:use-optimal-row-height="false"/>
    </style:style>
    <style:style style:name="ta2" style:family="table" style:master-page-name="PageStyle_5f_Notes">
      <style:table-properties table:display="true" style:writing-mode="lr-tb"/>
    </style:style>
    <style:style style:name="ta3" style:family="table" style:master-page-name="PageStyle_5f_Estimator">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57"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28">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27">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74pt solid #000000" fo:background-color="#d9d9d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d1d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0.74pt solid #000000" fo:background-color="#0b5394"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26">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0b5394" style:diagonal-bl-tr="none" style:diagonal-tl-br="none" fo:border-left="none" fo:border-right="none" style:rotation-align="none" fo:border-top="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Multiple prototyping systems can be included in a single package. Unless you are sure you need more, we recommend estimating only one.&quot;" style:apply-style-name="ConditionalStyle_5f_1" style:base-cell-address="Estimator.C13"/>
    </style:style>
    <style:style style:name="ce32"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ou're currently using our default usage estimate of 16GB. To use a different amount, estimate how many systems you'll need at each level of complexity.&quot;" style:apply-style-name="ConditionalStyle_5f_1" style:base-cell-address="Estimator.C26"/>
    </style:style>
    <style:style style:name="ce34" style:family="table-cell" style:parent-style-name="Default" style:data-style-name="N127">
      <style:table-cell-properties fo:border-bottom="none"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7">
      <style:table-cell-properties fo:border-bottom="none" fo:background-color="#cfe2f3"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27">
      <style:table-cell-properties fo:border-bottom="0.74pt solid #000000" fo:background-color="#0b5394" style:diagonal-bl-tr="none" style:diagonal-tl-br="none" fo:border-left="none" fo:border-right="0.74pt solid #000000" style:rotation-align="none" fo:border-top="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0" style:family="table-cell" style:parent-style-name="Default" style:data-style-name="N126">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map style:condition="cell-content()=&quot;Multiple prototyping systems can be included in a single package. Unless you are sure you need more, we recommend estimating only one.&quot;" style:apply-style-name="ConditionalStyle_5f_1" style:base-cell-address="Estimator.C13"/>
    </style:style>
    <style:style style:name="ce43" style:family="table-cell" style:parent-style-name="Default" style:data-style-name="N126">
      <style:table-cell-properties fo:background-color="#ead1dc"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map style:condition="cell-content()=&quot;You're currently using our default usage estimate of 16GB. To use a different amount, estimate how many systems you'll need at each level of complexity.&quot;" style:apply-style-name="ConditionalStyle_5f_1" style:base-cell-address="Estimator.C26"/>
    </style:style>
    <style:style style:name="ce4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27">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4">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127">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27">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28">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127">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93.9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Estimator" table:style-name="ta3">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8" table:number-columns-repeated="1015" table:default-cell-style-name="Default"/>
        <table:table-row table:style-name="ro1">
          <table:table-cell table:number-columns-repeated="1024"/>
        </table:table-row>
        <table:table-row table:style-name="ro2">
          <table:table-cell table:style-name="ce1" office:value-type="string" calcext:value-type="string" table:number-columns-spanned="9" table:number-rows-spanned="1">
            <text:p>Estimate the package and cost for your team to use cloud.gov</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This spreadsheet can help you estimate the cost of using cloud.gov. </text:p>
            <text:p>We want to help you figure out whether cloud.gov can meet your needs — please email cloud-gov-inquiries@gsa.gov with your questions, including to get started with a purchase.</text:p>
          </table:table-cell>
          <table:covered-table-cell table:number-columns-repeated="8"/>
          <table:table-cell table:number-columns-repeated="1015"/>
        </table:table-row>
        <table:table-row table:style-name="ro2">
          <table:table-cell table:style-name="ce3" table:number-columns-spanned="9" table:number-rows-spanned="1"/>
          <table:covered-table-cell table:number-columns-repeated="8"/>
          <table:table-cell table:number-columns-repeated="1015"/>
        </table:table-row>
        <table:table-row table:style-name="ro2">
          <table:table-cell table:style-name="ce1" office:value-type="string" calcext:value-type="string" table:number-columns-spanned="9" table:number-rows-spanned="1">
            <text:p>Step 1: Select the right access package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First, estimate how many of each type of package you'll need. All your systems can be included in the same IAA, but you should budget a separate access package for each production system. Prototyping systems can all be in the same package. For package details go to https://cloud.gov/overview/pricing/rates/</text:p>
          </table:table-cell>
          <table:covered-table-cell table:number-columns-repeated="8"/>
          <table:table-cell table:number-columns-repeated="1015"/>
        </table:table-row>
        <table:table-row table:style-name="ro2">
          <table:table-cell table:style-name="ce4" office:value-type="string" calcext:value-type="string">
            <text:p>System type</text:p>
          </table:table-cell>
          <table:table-cell table:style-name="ce86" office:value-type="string" calcext:value-type="string">
            <text:p>Usage</text:p>
          </table:table-cell>
          <table:table-cell table:style-name="ce28" office:value-type="string" calcext:value-type="string">
            <text:p>Number</text:p>
          </table:table-cell>
          <table:table-cell table:style-name="ce86" office:value-type="string" calcext:value-type="string" table:number-columns-spanned="2" table:number-rows-spanned="1">
            <text:p>Price per unit</text:p>
          </table:table-cell>
          <table:covered-table-cell table:style-name="ce48"/>
          <table:table-cell table:style-name="ce52" office:value-type="string" calcext:value-type="string">
            <text:p>Annual total</text:p>
          </table:table-cell>
          <table:table-cell table:style-name="ce125" table:number-columns-spanned="3" table:number-rows-spanned="6"/>
          <table:covered-table-cell table:number-columns-repeated="2"/>
          <table:table-cell table:number-columns-repeated="1015"/>
        </table:table-row>
        <table:table-row table:style-name="ro2">
          <table:table-cell table:style-name="ce5" office:value-type="string" calcext:value-type="string">
            <text:p>Prototyping</text:p>
          </table:table-cell>
          <table:table-cell table:style-name="ce18" office:value-type="string" calcext:value-type="string">
            <text:p>Deploy numerous apps that aren't for production</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15000" calcext:value-type="float">
            <text:p>$15,000</text:p>
          </table:table-cell>
          <table:table-cell table:style-name="ce53" table:formula="of:=[.C8]*[.E8]"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Open Data</text:p>
          </table:table-cell>
          <table:table-cell table:style-name="ce18" office:value-type="string" calcext:value-type="string">
            <text:p>Production system categorized as no confidentiality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10000" calcext:value-type="float">
            <text:p>$10,000</text:p>
          </table:table-cell>
          <table:table-cell table:style-name="ce53" table:formula="of:=[.C9]*[.E9]"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Low</text:p>
          </table:table-cell>
          <table:table-cell table:style-name="ce18" office:value-type="string" calcext:value-type="string">
            <text:p>Production system categorized as Low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20000" calcext:value-type="float">
            <text:p>$20,000</text:p>
          </table:table-cell>
          <table:table-cell table:style-name="ce53" table:formula="of:=[.C10]*[.E10]"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Moderate</text:p>
          </table:table-cell>
          <table:table-cell table:style-name="ce18" office:value-type="string" calcext:value-type="string">
            <text:p>Production categorized as Moderate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90000" calcext:value-type="float">
            <text:p>$90,000</text:p>
          </table:table-cell>
          <table:table-cell table:style-name="ce53" table:formula="of:=[.C11]*[.E11]" office:value-type="float" office:value="0" calcext:value-type="float">
            <text:p>$0</text:p>
          </table:table-cell>
          <table:covered-table-cell table:number-columns-repeated="3"/>
          <table:table-cell table:number-columns-repeated="1015"/>
        </table:table-row>
        <table:table-row table:style-name="ro2">
          <table:table-cell table:style-name="ce6" office:value-type="string" calcext:value-type="string">
            <text:p>Total cost for access packages</text:p>
          </table:table-cell>
          <table:table-cell table:style-name="ce19"/>
          <table:table-cell table:style-name="ce30" table:formula="of:=SUM([.C8:.C11])" office:value-type="string" office:string-value="0" calcext:value-type="string">
            <text:p>0</text:p>
          </table:table-cell>
          <table:table-cell table:style-name="ce41"/>
          <table:table-cell table:style-name="ce30"/>
          <table:table-cell table:style-name="ce54" table:formula="of:=SUM([.F8:.F11])" office:value-type="string" office:string-value="$0" calcext:value-type="string">
            <text:p>$0</text:p>
          </table:table-cell>
          <table:covered-table-cell table:number-columns-repeated="3"/>
          <table:table-cell table:number-columns-repeated="1015"/>
        </table:table-row>
        <table:table-row table:style-name="ro2">
          <table:table-cell/>
          <table:table-cell table:style-name="ce20"/>
          <table:table-cell table:style-name="ce31" table:formula="of:=IF([.C8]&gt;1;&quot;Multiple prototyping systems can be included in a single package. Unless you are sure you need more, we recommend estimating only one.&quot;;&quot;&quot;)" table:number-columns-spanned="7" table:number-rows-spanned="1">
            <text:p/>
          </table:table-cell>
          <table:covered-table-cell table:number-columns-repeated="6" table:style-name="ce42"/>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2: Estimate the maximum amount of memory your systems will use</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Estimate a maximum cap for your usage spending for the whole year (you'll be able to set lower and more granular caps for your monthly usage spending for each org and space). To get a sense of the overall cost, you really only need to estimate what it costs across all your systems combined. The right amount of memory depends on how complex a system is. Learn more about usage quotas at https://cloud.gov/overview/pricing/quota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Our default estimate for all your systems is $20,000, which covers about 16GB of RAM, shared across all your systems. You can estimate your cost based on this default, or you can itemize your systems based on the complexity of your systems.</text:p>
          </table:table-cell>
          <table:covered-table-cell table:number-columns-repeated="8"/>
          <table:table-cell table:number-columns-repeated="1015"/>
        </table:table-row>
        <table:table-row table:style-name="ro2">
          <table:table-cell table:style-name="ce7" office:value-type="string" calcext:value-type="string">
            <text:p>System complexity</text:p>
          </table:table-cell>
          <table:table-cell table:style-name="ce90" office:value-type="string" calcext:value-type="string">
            <text:p>Example</text:p>
          </table:table-cell>
          <table:table-cell table:style-name="ce32" office:value-type="string" calcext:value-type="string">
            <text:p>Number</text:p>
          </table:table-cell>
          <table:table-cell table:style-name="ce90" office:value-type="string" calcext:value-type="string" table:number-columns-spanned="2" table:number-rows-spanned="1">
            <text:p>Approximate quota</text:p>
          </table:table-cell>
          <table:covered-table-cell table:style-name="ce48"/>
          <table:table-cell table:style-name="ce55" office:value-type="string" calcext:value-type="string">
            <text:p>Annual total</text:p>
          </table:table-cell>
          <table:table-cell table:style-name="ce125" table:number-columns-spanned="3" table:number-rows-spanned="8"/>
          <table:covered-table-cell table:number-columns-repeated="2"/>
          <table:table-cell table:number-columns-repeated="1015"/>
        </table:table-row>
        <table:table-row table:style-name="ro2">
          <table:table-cell table:style-name="ce8" office:value-type="string" calcext:value-type="string">
            <text:p>Default</text:p>
          </table:table-cell>
          <table:table-cell table:style-name="ce22" office:value-type="string" calcext:value-type="string">
            <text:p>This is a level that we have seen make sense for a number of organizations, but it's not based on your specific needs.</text:p>
          </table:table-cell>
          <table:table-cell table:style-name="ce29"/>
          <table:table-cell table:style-name="ce40"/>
          <table:table-cell table:style-name="ce49" office:value-type="string" calcext:value-type="string">
            <text:p>12GB</text:p>
          </table:table-cell>
          <table:table-cell table:style-name="ce53" office:value-type="float" office:value="20000" calcext:value-type="float">
            <text:p>$20,000</text:p>
          </table:table-cell>
          <table:covered-table-cell table:number-columns-repeated="3"/>
          <table:table-cell table:number-columns-repeated="1015"/>
        </table:table-row>
        <table:table-row table:style-name="ro2">
          <table:table-cell table:style-name="ce8" office:value-type="string" calcext:value-type="string">
            <text:p>Simple</text:p>
          </table:table-cell>
          <table:table-cell table:style-name="ce23" office:value-type="string" calcext:value-type="string">
            <text:p>A static website or something similarly simple to manage, like the Every Kid in a Park initiative: https://everykidinapark.gov</text:p>
          </table:table-cell>
          <table:table-cell table:style-name="ce29"/>
          <table:table-cell table:style-name="ce40" office:value-type="string" calcext:value-type="string">
            <text:p>@</text:p>
          </table:table-cell>
          <table:table-cell table:style-name="ce49" office:value-type="string" calcext:value-type="string">
            <text:p>3GB</text:p>
          </table:table-cell>
          <table:table-cell table:style-name="ce53" table:formula="of:=[.C20]*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Average</text:p>
          </table:table-cell>
          <table:table-cell table:style-name="ce23" office:value-type="string" calcext:value-type="string">
            <text:p>A website with evolving information and structure based on relatively simple data, like https://my.uscis.gov</text:p>
          </table:table-cell>
          <table:table-cell table:style-name="ce29"/>
          <table:table-cell table:style-name="ce40" office:value-type="string" calcext:value-type="string">
            <text:p>@</text:p>
          </table:table-cell>
          <table:table-cell table:style-name="ce49" office:value-type="string" calcext:value-type="string">
            <text:p>9GB</text:p>
          </table:table-cell>
          <table:table-cell table:style-name="ce53" table:formula="of:=[.C21]*1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Complex</text:p>
          </table:table-cell>
          <table:table-cell table:style-name="ce23" office:value-type="string" calcext:value-type="string">
            <text:p>A website that makes user-driven data calls regularly, like the redesigned FEC website: https://beta.fec.gov</text:p>
          </table:table-cell>
          <table:table-cell table:style-name="ce29"/>
          <table:table-cell table:style-name="ce40" office:value-type="string" calcext:value-type="string">
            <text:p>@</text:p>
          </table:table-cell>
          <table:table-cell table:style-name="ce49" office:value-type="string" calcext:value-type="string">
            <text:p>15GB</text:p>
          </table:table-cell>
          <table:table-cell table:style-name="ce53" table:formula="of:=[.C22]*24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Epic</text:p>
          </table:table-cell>
          <table:table-cell table:style-name="ce23" office:value-type="string" calcext:value-type="string">
            <text:p>A website that regularly generates and displays complex data visualization to users, like the College Scorecard: https://collegescorecard.ed.gov/</text:p>
          </table:table-cell>
          <table:table-cell table:style-name="ce29"/>
          <table:table-cell table:style-name="ce40" office:value-type="string" calcext:value-type="string">
            <text:p>@</text:p>
          </table:table-cell>
          <table:table-cell table:style-name="ce49" office:value-type="string" calcext:value-type="string">
            <text:p>25GB</text:p>
          </table:table-cell>
          <table:table-cell table:style-name="ce53" table:formula="of:=[.C23]*39000" office:value-type="string" office:string-value="$0" calcext:value-type="string">
            <text:p>$0</text:p>
          </table:table-cell>
          <table:covered-table-cell table:number-columns-repeated="3"/>
          <table:table-cell table:number-columns-repeated="1015"/>
        </table:table-row>
        <table:table-row table:style-name="ro2">
          <table:table-cell table:style-name="ce9" office:value-type="string" calcext:value-type="string">
            <text:p>Custom</text:p>
          </table:table-cell>
          <table:table-cell table:style-name="ce24" office:value-type="string" calcext:value-type="string">
            <text:p>Set a specific quota for one system or all your systems here. You can do this instead of or in addition to using the rough estimates listed above.</text:p>
          </table:table-cell>
          <table:table-cell table:style-name="ce29"/>
          <table:table-cell table:style-name="ce43" office:value-type="string" calcext:value-type="string">
            <text:p>Total custom quota:</text:p>
          </table:table-cell>
          <table:table-cell table:style-name="ce50" office:value-type="float" office:value="3" calcext:value-type="float">
            <text:p>3.00</text:p>
          </table:table-cell>
          <table:table-cell table:style-name="ce53" table:formula="of:=[.E24]*0.0033*1000*365*1.5" office:value-type="string" office:string-value="$5,420" calcext:value-type="string">
            <office:annotation draw:style-name="gr1" draw:text-style-name="P2" svg:width="297.01pt" svg:height="99.58pt" svg:x="598.48pt" svg:y="349.23pt" draw:caption-point-x="-11.54pt" draw:caption-point-y="13.29pt">
              <dc:date>2017-04-25T00:00:00</dc:date>
              <text:p text:style-name="P1"><text:span text:style-name="T1">The formula for usage quota in this cell represents the following:</text:span></text:p>
              <text:p text:style-name="P1"><text:span text:style-name="T1"/></text:p>
              <text:p text:style-name="P1"><text:span text:style-name="T1">* The quota you have set</text:span></text:p>
              <text:p text:style-name="P1"><text:span text:style-name="T1">* $0.0033 per MB of memory required</text:span></text:p>
              <text:p text:style-name="P1"><text:span text:style-name="T1">* 1000 MB since the quotas are listed in GB</text:span></text:p>
              <text:p text:style-name="P1"><text:span text:style-name="T1">* 365 days per year</text:span></text:p>
              <text:p text:style-name="P1"><text:span text:style-name="T1">* 1.5 to provide a 50 percent buffer against overages</text:span></text:p>
            </office:annotation>
            <text:p>$5,420</text:p>
          </table:table-cell>
          <table:covered-table-cell table:number-columns-repeated="3"/>
          <table:table-cell table:number-columns-repeated="1015"/>
        </table:table-row>
        <table:table-row table:style-name="ro2">
          <table:table-cell table:style-name="ce10" office:value-type="string" calcext:value-type="string">
            <text:p>Total estimated usage quota</text:p>
          </table:table-cell>
          <table:table-cell table:style-name="ce25"/>
          <table:table-cell table:style-name="ce30" table:formula="of:=IF(SUM([.C20:.C24])=0;&quot;&quot;;SUM([.C20:.C24]))">
            <text:p/>
          </table:table-cell>
          <table:table-cell table:style-name="ce41"/>
          <table:table-cell table:style-name="ce30" table:formula="of:=IF(SUM([.C20:.C24])=0;CONCATENATE(12;&quot;GB&quot;);CONCATENATE([.C20]*3+[.C21]*9+[.C22]*15+[.C23]*25+IF([.C24]=&quot;&quot;;0;[.E24]);&quot;GB&quot;))" office:value-type="string" office:string-value="12GB" calcext:value-type="string">
            <text:p>12GB</text:p>
          </table:table-cell>
          <table:table-cell table:style-name="ce54" table:formula="of:=IF([.C25]=&quot;&quot;;20000;IF([.C24]=&quot;&quot;;SUM([.F20:.F23]);SUM([.F20:.F24])))" office:value-type="string" office:string-value="$20,000" calcext:value-type="string">
            <text:p>$20,000</text:p>
          </table:table-cell>
          <table:covered-table-cell table:number-columns-repeated="3"/>
          <table:table-cell table:number-columns-repeated="1015"/>
        </table:table-row>
        <table:table-row table:style-name="ro2">
          <table:table-cell/>
          <table:table-cell table:style-name="ce20"/>
          <table:table-cell table:style-name="ce33" table:formula="of:=IF([.C25]=&quot;&quot;;&quot;You're currently using our default usage estimate of 16GB. To use a different amount, estimate how many systems you'll need at each level of complexity.&quot;;IF([.C25]=[.C12];&quot;You've accounted for all the packages you described in step 1!&quot;;&quot;Make sure the number of packages in Step 1 and Step 2 match! Your usage quota estimate should cover all the packages you plan to purchase.&quot;))" office:value-type="string" office:string-value="You're currently using our default usage estimate of 16GB. To use a different amount, estimate how many systems you'll need at each level of complexity." calcext:value-type="string" table:number-columns-spanned="7" table:number-rows-spanned="1">
            <text:p>You're currently using our default usage estimate of 16GB. To use a different amount, estimate how many systems you'll need at each level of complexity.</text:p>
          </table:table-cell>
          <table:covered-table-cell table:number-columns-repeated="6" table:style-name="ce44"/>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3: Review your estimate</text:p>
          </table:table-cell>
          <table:covered-table-cell table:number-columns-repeated="8"/>
          <table:table-cell table:number-columns-repeated="1015"/>
        </table:table-row>
        <table:table-row table:style-name="ro2">
          <table:table-cell table:style-name="ce11" office:value-type="string" calcext:value-type="string">
            <text:p>Access packages</text:p>
          </table:table-cell>
          <table:table-cell table:style-name="ce26" table:formula="of:=CONCATENATE([.C12];&quot; packages&quot;)" office:value-type="string" office:string-value="0 packages" calcext:value-type="string">
            <text:p>0 packages</text:p>
          </table:table-cell>
          <table:table-cell table:style-name="ce34" table:formula="of:=[.F12]" office:value-type="string" office:string-value="$0" calcext:value-type="string" table:number-columns-spanned="2" table:number-rows-spanned="1">
            <text:p>$0</text:p>
          </table:table-cell>
          <table:covered-table-cell table:style-name="ce45"/>
          <table:table-cell table:style-name="ce51" table:number-columns-repeated="5"/>
          <table:table-cell table:number-columns-repeated="1015"/>
        </table:table-row>
        <table:table-row table:style-name="ro2">
          <table:table-cell table:style-name="ce12" office:value-type="string" calcext:value-type="string">
            <text:p>Usage quota</text:p>
          </table:table-cell>
          <table:table-cell table:formula="of:=CONCATENATE([.E25];&quot; of memory per month&quot;)" office:value-type="string" office:string-value="12GB of memory per month" calcext:value-type="string">
            <text:p>12GB of memory per month</text:p>
          </table:table-cell>
          <table:table-cell table:style-name="ce35" table:formula="of:=[.F25]" office:value-type="string" office:string-value="$20,000" calcext:value-type="string" table:number-columns-spanned="2" table:number-rows-spanned="1">
            <text:p>$20,000</text:p>
          </table:table-cell>
          <table:covered-table-cell table:style-name="ce46"/>
          <table:table-cell table:number-columns-repeated="1020"/>
        </table:table-row>
        <table:table-row table:style-name="ro2">
          <table:table-cell table:style-name="ce13" office:value-type="string" calcext:value-type="string">
            <text:p>TOTAL ESTIMATED ANNUAL COST</text:p>
          </table:table-cell>
          <table:table-cell table:style-name="ce27"/>
          <table:table-cell table:style-name="ce36" table:formula="of:=SUM([.C29:.C30])" office:value-type="float" office:value="0" calcext:value-type="float" table:number-columns-spanned="2" table:number-rows-spanned="1">
            <text:p>$0</text:p>
          </table:table-cell>
          <table:covered-table-cell table:style-name="ce47"/>
          <table:table-cell table:number-columns-repeated="1020"/>
        </table:table-row>
        <table:table-row table:style-name="ro2">
          <table:table-cell table:style-name="ce14" office:value-type="string" calcext:value-type="string" table:number-columns-spanned="2" table:number-rows-spanned="1">
            <text:p>The rates used to create this estimate don't change often, but they are subject to change. Look for the most up-to-date rates here:</text:p>
          </table:table-cell>
          <table:covered-table-cell/>
          <table:table-cell table:style-name="ce37" office:value-type="string" calcext:value-type="string" table:number-columns-spanned="7" table:number-rows-spanned="1">
            <text:p><text:a xlink:href="https://cloud.gov/overview/pricing/rates/" xlink:type="simple">https://cloud.gov/overview/pricing/rates/</text:a></text:p>
          </table:table-cell>
          <table:covered-table-cell table:number-columns-repeated="6"/>
          <table:table-cell table:number-columns-repeated="1015"/>
        </table:table-row>
        <table:table-row table:style-name="ro2">
          <table:table-cell table:style-name="ce15" table:number-columns-repeated="2"/>
          <table:table-cell table:style-name="ce38" table:number-columns-repeated="7"/>
          <table:table-cell table:number-columns-repeated="1015"/>
        </table:table-row>
        <table:table-row table:style-name="ro2">
          <table:table-cell table:style-name="ce1" office:value-type="string" calcext:value-type="string" table:number-columns-spanned="9" table:number-rows-spanned="1">
            <text:p>Step 4: Take the next step</text:p>
          </table:table-cell>
          <table:covered-table-cell table:number-columns-repeated="8"/>
          <table:table-cell table:number-columns-repeated="1015"/>
        </table:table-row>
        <table:table-row table:style-name="ro2">
          <table:table-cell table:style-name="ce14" office:value-type="string" calcext:value-type="string" table:number-columns-spanned="2" table:number-rows-spanned="1">
            <text:p>To explore cloud.gov before you buy, you can try out a free limited sandbox. Learn more about sandboxes and how to get one:</text:p>
          </table:table-cell>
          <table:covered-table-cell/>
          <table:table-cell table:style-name="ce37" office:value-type="string" calcext:value-type="string" table:number-columns-spanned="7" table:number-rows-spanned="1">
            <text:p><text:a xlink:href="https://cloud.gov/overview/pricing/free-limited-sandbox/" xlink:type="simple">https://cloud.gov/overview/pricing/free-limited-sandbox/</text:a></text:p>
          </table:table-cell>
          <table:covered-table-cell table:number-columns-repeated="6"/>
          <table:table-cell table:number-columns-repeated="1015"/>
        </table:table-row>
        <table:table-row table:style-name="ro2">
          <table:table-cell table:style-name="ce16" office:value-type="string" calcext:value-type="string" table:number-columns-spanned="2" table:number-rows-spanned="1">
            <text:p>For anything else — to answer questions, to get a more tailored estimate, or to purchase cloud.gov services — contact the cloud.gov team.</text:p>
          </table:table-cell>
          <table:covered-table-cell/>
          <table:table-cell table:style-name="ce39" table:formula="of:=HYPERLINK(&quot;mailto:cloud-gov-inquiries@gsa.gov&quot;;&quot;cloud-gov-inquiries@gsa.gov&quot;)" office:value-type="string" office:string-value="cloud-gov-inquiries@gsa.gov" calcext:value-type="string">
            <text:p>cloud-gov-inquiries@gsa.gov</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calcext:conditional-formats>
          <calcext:conditional-format calcext:target-range-address="Estimator.C13:Estimator.I13">
            <calcext:condition calcext:apply-style-name="ConditionalStyle_1" calcext:value="=&quot;Multiple prototyping systems can be included in a single package. Unless you are sure you need more, we recommend estimating only one.&quot;" calcext:base-cell-address="Estimator.C13"/>
          </calcext:conditional-format>
          <calcext:conditional-format calcext:target-range-address="Estimator.C26:Estimator.I26">
            <calcext:condition calcext:apply-style-name="ConditionalStyle_1" calcext:value="=&quot;You're currently using our default usage estimate of 16GB. To use a different amount, estimate how many systems you'll need at each level of complexity.&quot;" calcext:base-cell-address="Estimator.C26"/>
          </calcext:conditional-format>
          <calcext:conditional-format calcext:target-range-address="Estimator.C26:Estimator.I26">
            <calcext:condition calcext:apply-style-name="ConditionalStyle_2" calcext:value="=&quot;You've accounted for all the packages you described in step 1!&quot;" calcext:base-cell-address="Estimator.C26"/>
          </calcext:conditional-format>
          <calcext:conditional-format calcext:target-range-address="Estimator.C26:Estimator.I26">
            <calcext:condition calcext:apply-style-name="ConditionalStyle_3" calcext:value="=&quot;Make sure the number of packages in Step 1 and Step 2 match! Your usage quota estimate should cover all the packages you plan to purchase.&quot;" calcext:base-cell-address="Estimator.C26"/>
          </calcext:conditional-format>
        </calcext:conditional-formats>
      </table:table>
      <table:table table:name="Notes" table:style-name="ta2">
        <table:table-column table:style-name="co9" table:default-cell-style-name="Default"/>
        <table:table-column table:style-name="co8" table:number-columns-repeated="2" table:default-cell-style-name="Default"/>
        <table:table-column table:style-name="co10" table:default-cell-style-name="Default"/>
        <table:table-column table:style-name="co8" table:number-columns-repeated="1020" table:default-cell-style-name="Default"/>
        <table:table-row table:style-name="ro2">
          <table:table-cell table:style-name="ce57" table:number-columns-repeated="26"/>
          <table:table-cell table:number-columns-repeated="998"/>
        </table:table-row>
        <table:table-row table:style-name="ro2">
          <table:table-cell table:style-name="ce58" office:value-type="string" calcext:value-type="string">
            <text:p>A few more details on cloud.gov access packages — see https://cloud.gov/overview/pricing/rates/ for more details.</text:p>
          </table:table-cell>
          <table:table-cell table:style-name="ce57" table:number-columns-repeated="2"/>
          <table:table-cell table:style-name="ce58"/>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No cloud.gov</text:p>
          </table:table-cell>
          <table:table-cell table:style-name="ce61" office:value-type="float" office:value="0" calcext:value-type="float">
            <text:p>0</text:p>
          </table:table-cell>
          <table:table-cell table:style-name="ce57"/>
          <table:table-cell table:style-name="ce63" office:value-type="string" calcext:value-type="string">
            <text:p>If this agreement requires any infrastructure/AWS, a Cloud.gov access package must be purchased.</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Sandbox</text:p>
          </table:table-cell>
          <table:table-cell table:style-name="ce61" office:value-type="float" office:value="0" calcext:value-type="float">
            <text:p>0</text:p>
          </table:table-cell>
          <table:table-cell table:style-name="ce57"/>
          <table:table-cell table:style-name="ce59" office:value-type="string" calcext:value-type="string">
            <text:p>-This plan is capped to 1GB per user per month and no paid services are available.</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Prototype</text:p>
          </table:table-cell>
          <table:table-cell table:style-name="ce61" office:value-type="float" office:value="15000" calcext:value-type="float">
            <text:p>15,000</text:p>
          </table:table-cell>
          <table:table-cell table:style-name="ce57"/>
          <table:table-cell table:style-name="ce59" office:value-type="string" calcext:value-type="string">
            <text:p>Usage caps from the free "Sandbox" access plan can be raised. </text:p>
            <text:p>-This plan is suitable for many teams to deploy apps, though limited to the apps.cloud.gov domain. </text:p>
            <text:p>-Low ability to delegate access control to teams. </text:p>
            <text:p>-No production data allowed.</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Open Data</text:p>
          </table:table-cell>
          <table:table-cell table:style-name="ce61" office:value-type="float" office:value="10000" calcext:value-type="float">
            <text:p>10,000</text:p>
          </table:table-cell>
          <table:table-cell table:style-name="ce57"/>
          <table:table-cell table:style-name="ce59" office:value-type="string" calcext:value-type="string">
            <text:p>-One public-facing Open Data (no confidentiality risk assessed) system, including all the spaces needed and DNS support. </text:p>
            <text:p>-This account is limited to 2GB of memory usage per month.</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FISMA Low</text:p>
          </table:table-cell>
          <table:table-cell table:style-name="ce61" office:value-type="float" office:value="20000" calcext:value-type="float">
            <text:p>20,000</text:p>
          </table:table-cell>
          <table:table-cell table:style-name="ce57"/>
          <table:table-cell table:style-name="ce59" office:value-type="string" calcext:value-type="string">
            <text:p>-No limit to quota setting. </text:p>
            <text:p>-Includes all the spaces needed, custom DNS, and allows for system rated at the Low impact level. </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FISMA Moderate</text:p>
          </table:table-cell>
          <table:table-cell table:style-name="ce61" office:value-type="float" office:value="90000" calcext:value-type="float">
            <text:p>90,000</text:p>
          </table:table-cell>
          <table:table-cell table:style-name="ce57"/>
          <table:table-cell table:style-name="ce59" office:value-type="string" calcext:value-type="string">
            <text:p>-No limit to quota setting. </text:p>
            <text:p>-Includes all the spaces needed, custom DNS, </text:p>
            <text:p>and allows for system rated at the Moderate impact level. </text:p>
            <text:p>-Any system with sensitive personally identifiable information (PII) </text:p>
            <text:p>must be rated at the Moderate impact level for confidentiality, or above.</text:p>
          </table:table-cell>
          <table:table-cell table:style-name="ce64" table:number-columns-repeated="2"/>
          <table:table-cell table:style-name="ce57" table:number-columns-repeated="20"/>
          <table:table-cell table:number-columns-repeated="998"/>
        </table:table-row>
        <table:table-row table:style-name="ro2">
          <table:table-cell table:style-name="ce57" table:number-columns-repeated="4"/>
          <table:table-cell table:style-name="ce64" table:number-columns-repeated="2"/>
          <table:table-cell table:style-name="ce57" table:number-columns-repeated="20"/>
          <table:table-cell table:number-columns-repeated="998"/>
        </table:table-row>
        <table:table-row table:style-name="ro2">
          <table:table-cell table:style-name="ce57" table:number-columns-repeated="26"/>
          <table:table-cell table:number-columns-repeated="998"/>
        </table:table-row>
        <table:table-row table:style-name="ro2">
          <table:table-cell table:style-name="ce58" office:value-type="string" calcext:value-type="string">
            <text:p>Rough estimate usage pricing methodology</text:p>
          </table:table-cell>
          <table:table-cell table:style-name="ce57" table:number-columns-repeated="25"/>
          <table:table-cell table:number-columns-repeated="998"/>
        </table:table-row>
        <table:table-row table:style-name="ro2">
          <table:table-cell table:style-name="ce57" office:value-type="string" calcext:value-type="string">
            <text:p>GBs</text:p>
          </table:table-cell>
          <table:table-cell table:style-name="ce59" office:value-type="string" calcext:value-type="string">
            <text:p>Per MB</text:p>
          </table:table-cell>
          <table:table-cell table:style-name="ce59" office:value-type="string" calcext:value-type="string">
            <text:p>MB -&gt; GB</text:p>
          </table:table-cell>
          <table:table-cell table:style-name="ce59" office:value-type="string" calcext:value-type="string">
            <text:p>Days</text:p>
          </table:table-cell>
          <table:table-cell table:style-name="ce57" office:value-type="string" calcext:value-type="string">
            <text:p>Total Price</text:p>
          </table:table-cell>
          <table:table-cell table:style-name="ce57" office:value-type="string" calcext:value-type="string">
            <text:p>Plus 30% Buffer</text:p>
          </table:table-cell>
          <table:table-cell table:style-name="ce59" office:value-type="string" calcext:value-type="string">
            <text:p>Rounded up</text:p>
          </table:table-cell>
          <table:table-cell table:style-name="ce57" table:number-columns-repeated="19"/>
          <table:table-cell table:number-columns-repeated="998"/>
        </table:table-row>
        <table:table-row table:style-name="ro2">
          <table:table-cell table:style-name="ce59" office:value-type="float" office:value="3" calcext:value-type="float">
            <text:p>3</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3]*[.C13]*[.B13]*[.A13]" office:value-type="float" office:value="3613.5" calcext:value-type="float">
            <text:p>3613.5</text:p>
          </table:table-cell>
          <table:table-cell table:style-name="ce57" table:formula="of:=[.E13]*1.3" office:value-type="float" office:value="4697.55" calcext:value-type="float">
            <text:p>4697.55</text:p>
          </table:table-cell>
          <table:table-cell table:style-name="ce59" office:value-type="float" office:value="5000" calcext:value-type="float">
            <text:p>5000</text:p>
          </table:table-cell>
          <table:table-cell table:style-name="ce57" table:number-columns-repeated="19"/>
          <table:table-cell table:number-columns-repeated="998"/>
        </table:table-row>
        <table:table-row table:style-name="ro2">
          <table:table-cell table:style-name="ce59" office:value-type="float" office:value="9" calcext:value-type="float">
            <text:p>9</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4]*[.C14]*[.B14]*[.A14]" office:value-type="float" office:value="10840.5" calcext:value-type="float">
            <text:p>10840.5</text:p>
          </table:table-cell>
          <table:table-cell table:style-name="ce57" table:formula="of:=[.E14]*1.3" office:value-type="float" office:value="14092.65" calcext:value-type="float">
            <text:p>14092.65</text:p>
          </table:table-cell>
          <table:table-cell table:style-name="ce59" office:value-type="float" office:value="15000" calcext:value-type="float">
            <text:p>15000</text:p>
          </table:table-cell>
          <table:table-cell table:style-name="ce57" table:number-columns-repeated="19"/>
          <table:table-cell table:number-columns-repeated="998"/>
        </table:table-row>
        <table:table-row table:style-name="ro2">
          <table:table-cell table:style-name="ce59" office:value-type="float" office:value="15" calcext:value-type="float">
            <text:p>15</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5]*[.C15]*[.B15]*[.A15]" office:value-type="float" office:value="18067.5" calcext:value-type="float">
            <text:p>18067.5</text:p>
          </table:table-cell>
          <table:table-cell table:style-name="ce57" table:formula="of:=[.E15]*1.3" office:value-type="float" office:value="23487.75" calcext:value-type="float">
            <text:p>23487.75</text:p>
          </table:table-cell>
          <table:table-cell table:style-name="ce59" office:value-type="float" office:value="24000" calcext:value-type="float">
            <text:p>24000</text:p>
          </table:table-cell>
          <table:table-cell table:style-name="ce57" table:number-columns-repeated="19"/>
          <table:table-cell table:number-columns-repeated="998"/>
        </table:table-row>
        <table:table-row table:style-name="ro2">
          <table:table-cell table:style-name="ce59" office:value-type="float" office:value="25" calcext:value-type="float">
            <text:p>25</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6]*[.C16]*[.B16]*[.A16]" office:value-type="float" office:value="30112.5" calcext:value-type="float">
            <text:p>30112.5</text:p>
          </table:table-cell>
          <table:table-cell table:style-name="ce57" table:formula="of:=[.E16]*1.3" office:value-type="float" office:value="39146.25" calcext:value-type="float">
            <text:p>39146.25</text:p>
          </table:table-cell>
          <table:table-cell table:style-name="ce59" office:value-type="float" office:value="40000" calcext:value-type="float">
            <text:p>40000</text:p>
          </table:table-cell>
          <table:table-cell table:style-name="ce57" table:number-columns-repeated="19"/>
          <table:table-cell table:number-columns-repeated="998"/>
        </table:table-row>
        <table:table-row table:style-name="ro2">
          <table:table-cell table:style-name="ce57" table:number-columns-repeated="26"/>
          <table:table-cell table:number-columns-repeated="998"/>
        </table:table-row>
        <table:table-row table:style-name="ro2">
          <table:table-cell table:style-name="ce58" office:value-type="string" calcext:value-type="string">
            <text:p>Re. open data package usage quota estimation</text:p>
          </table:table-cell>
          <table:table-cell table:style-name="ce57" table:number-columns-repeated="25"/>
          <table:table-cell table:number-columns-repeated="998"/>
        </table:table-row>
        <table:table-row table:style-name="ro2">
          <table:table-cell table:style-name="ce60" office:value-type="string" calcext:value-type="string" table:number-columns-spanned="6" table:number-rows-spanned="1">
            <text:p>An open data package is actually limited to a 2GB usage quota. To make calculations easier in the usage quota section, however, we're treating all packages the same way. Because your estimate can cover all your packages together, this shouldn't make a large difference. If anything, your estimate will actually be a little high. If you want to be specific, you can always include the usage quotas for open data packages on the Custom line in Step 2.</text:p>
          </table:table-cell>
          <table:covered-table-cell table:number-columns-repeated="5"/>
          <table:table-cell table:style-name="ce57" table:number-columns-repeated="20"/>
          <table:table-cell table:number-columns-repeated="998"/>
        </table:table-row>
        <table:table-row table:style-name="ro2">
          <table:table-cell table:style-name="ce59" office:value-type="string" calcext:value-type="string">
            <text:p>For more details on this see https://cloud.gov/overview/pricing/quotas/</text:p>
          </table:table-cell>
          <table:table-cell table:style-name="ce57" table:number-columns-repeated="25"/>
          <table:table-cell table:number-columns-repeated="998"/>
        </table:table-row>
        <table:table-row table:style-name="ro2" table:number-rows-repeated="964">
          <table:table-cell table:style-name="ce57" table:number-columns-repeated="26"/>
          <table:table-cell table:number-columns-repeated="998"/>
        </table:table-row>
        <table:table-row table:style-name="ro1" table:number-rows-repeated="10475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text>$</number:text>
      <number:number number:decimal-places="2" loext:min-decimal-places="2" number:min-integer-digits="1" number:grouping="true"/>
    </number:number-style>
    <number:number-style style:name="N127">
      <number:text>$</number:text>
      <number:number number:decimal-places="0" loext:min-decimal-places="0" number:min-integer-digits="1" number:grouping="true"/>
    </number:number-style>
    <number:number-style style:name="N128">
      <number:text>$</number:text>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ce8b2" fo:border="none"/>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f4c7c3" fo:border="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4:15:41.725133937">00:00:00</text:time></text:p>
        </style:region-right>
      </style:header>
      <style:header-left style:display="false"/>
      <style:footer>
        <text:p>Page <text:page-number>1</text:page-number> / <text:page-count>99</text:page-count></text:p>
      </style:footer>
      <style:footer-left style:display="false"/>
    </style:master-page>
    <style:master-page style:name="PageStyle_5f_Estimator" style:display-name="PageStyle_Estimator"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5-22T14:15:55.475083720</dc:date>
    <meta:editing-duration>PT13S</meta:editing-duration>
    <meta:editing-cycles>1</meta:editing-cycles>
    <meta:document-statistic meta:table-count="2" meta:cell-count="153" meta:object-count="0"/>
  </office:meta>
</office:document-meta>
</file>